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" style:parent-style-name="Normální" style:family="paragraph">
      <style:text-properties fo:font-weight="bold" style:font-weight-asian="bold"/>
    </style:style>
    <style:style style:name="T16" style:parent-style-name="Standardnípísmoodstavce" style:family="text">
      <style:text-properties fo:font-weight="bold" style:font-weight-asian="bold"/>
    </style:style>
    <style:style style:name="T17" style:parent-style-name="Standardnípísmoodstavce" style:family="text">
      <style:text-properties fo:font-weight="bold" style:font-weight-asian="bold"/>
    </style:style>
    <style:style style:name="T18" style:parent-style-name="Standardnípísmoodstavce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3">
            <text:p text:style-name="Normální"/>
            <text:p text:style-name="Normální"/>
            <text:p text:style-name="Normální"><text:bookmark-start text:name="Text14"/><text:bookmark-start text:name="Text2"/>K106 89/2021<text:bookmark-end text:name="Text14"/></text:p>
            <text:p text:style-name="Normální">KVOP-47760/2021<text:bookmark-end text:name="Text2"/></text:p>
            <text:p text:style-name="Normální"><text:bookmark-start text:name="Text6"/>11. 11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V. B.</text:p>
            <text:p text:style-name="Normální"/>
            <text:p text:style-name="Normální"/>
            <text:p text:style-name="Normální"/>
            <text:p text:style-name="P15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B.,</text:p>
      <text:p text:style-name="Základnítext">dne 5. listopadu byla do Kanceláře veřejného ochránce práv doručena Vaše žádost podle zákona č. 106/1999 Sb., o svobodném přístupu k informacím, ve znění pozdějších předpisů, kterou žádáte informaci<text:s/>jaký (číslo) zákon byl zrušen a jaký zákon ho nahradil. Je přitom zřejmé, že reagujete na odpověď veřejného ochránce práv, jíž jste dne 4. 11. 2021 obdržel ke svému podnětu evidovanému pod sp. zn. 6071/2021/VOP/VBG.</text:p>
      <text:p text:style-name="Základnítext">Ve smyslu zákona o svobodném přístupu k informacím<text:s/><text:span text:style-name="Silné">poskytuji níže uvedené informace</text:span>:</text:p>
      <text:p text:style-name="Základnítext"><text:span text:style-name="T16">Zrušený zákon</text:span>, který má veřejný ochránce práv na mysli ve zmíněné odpovědi, a dle nějž bylo v minulosti odloženo oznámení přestupku Vaší manželky,<text:s/><text:span text:style-name="T17">je zákon č. 200/1990 Sb. o přestupcích. Tento zákon zrušil a nah</text:span><text:span text:style-name="T18">radil zákon č. 250/2016 Sb., o odpovědnosti za přestupky a řízení o nich.</text:span></text:p>
      <text:p text:style-name="Základnítext">S pozdravem<text:s/></text:p>
      <text:p text:style-name="podpis">JUDr. Pavel Pořízek, Ph.D., v. r.</text:p>
      <text:p text:style-name="podpis">vedoucí Kanceláře veřejného ochránce práv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U8SY*</text:span></text:p>
        <text:p text:style-name="P12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1-12-13T09:15:00Z</meta:creation-date>
    <dc:date>2021-12-13T09:16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151" meta:character-count="1045" meta:row-count="7" meta:non-whitespace-character-count="896"/>
  </office:meta>
</office:document-meta>
</file>